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T1" style:family="text">
      <style:text-properties fo:font-size="60pt" fo:font-weight="bold" style:font-size-asian="32pt" style:font-size-complex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draw:frame presentation:style-name="pr1" draw:layer="layout" svg:width="25.199cm" svg:height="17.685cm" svg:x="1.4cm" svg:y="0.962cm" presentation:class="subtitle">
          <draw:text-box>
            <text:p><text:span text:style-name="T1">ITvision</text:span></text:p>
            <text:p>desenvolvimento </text:p>
            <text:p>da versão 1.0</text:p>
            <text:p/>
          </draw:text-box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draw:id="id2">
        <draw:frame presentation:style-name="pr3" draw:layer="layout" svg:width="25.199cm" svg:height="3.256cm" svg:x="1.4cm" svg:y="0.962cm" presentation:class="title">
          <draw:text-box>
            <text:p>Objetivo</text:p>
          </draw:text-box>
        </draw:frame>
        <draw:frame draw:style-name="gr2" draw:layer="layout" svg:width="15.945cm" svg:height="11.627cm" svg:x="3.81cm" svg:y="5.08cm">
          <draw:text-box>
            <text:list text:style-name="L3">
              <text:list-header>
                <text:p><text:span text:style-name="T2">Qto a Arquitetura</text:span></text:p>
                <text:p/>
              </text:list-header>
              <text:list-item>
                <text:p>Base de dados própria</text:p>
              </text:list-item>
              <text:list-item>
                <text:p>Integre-se com outros aplicativos (glpi, etc...)</text:p>
              </text:list-item>
              <text:list-item>
                <text:p>Permita integração de instancias de forma hierárquica</text:p>
                <text:p/>
                <text:p/>
                <text:p><text:span text:style-name="T2">Qto a Implementação</text:span></text:p>
                <text:p/>
              </text:list-item>
              <text:list-item>
                <text:p>Mantenha as funcionalidades já existentes</text:p>
              </text:list-item>
              <text:list-item>
                <text:p>Implemente o conceito de aplicação e sub-aplicação</text:p>
              </text:list-item>
              <text:list-item>
                <text:p>Implemente CMBD</text:p>
              </text:list-item>
              <text:list-item>
                <text:p>Defina genericamente um Item de Configuração</text:p>
              </text:list-item>
              <text:list-item>
                <text:p>Possua estrutura hierárquica</text:p>
              </text:list-item>
              <text:list-item>
                <text:p>Dê autonomia de configuração ao usuário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de Albuquerque</meta:initial-creator>
    <meta:creation-date>2010-07-21T21:43:43</meta:creation-date>
    <meta:editing-duration>PT00H16M22S</meta:editing-duration>
    <meta:editing-cycles>2</meta:editing-cycles>
    <dc:date>2010-07-21T21:58:54</dc:date>
    <dc:creator>Daniel de Albuquerque</dc:creator>
    <meta:document-statistic meta:object-count="28"/>
    <meta:generator>OpenOffice.org/3.2$Unix OpenOffice.org_project/320m12$Build-9483</meta:generator>
  </office:meta>
</office:document-meta>
</file>